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72c9" officeooo:paragraph-rsid="000372c9"/>
    </style:style>
    <style:style style:name="P2" style:family="paragraph" style:parent-style-name="Text_20_body">
      <style:text-properties officeooo:rsid="0004124d" officeooo:paragraph-rsid="0004124d"/>
    </style:style>
    <style:style style:name="P3" style:family="paragraph" style:parent-style-name="Text_20_body">
      <style:text-properties officeooo:rsid="00047bfd" officeooo:paragraph-rsid="00047bfd"/>
    </style:style>
    <style:style style:name="P4" style:family="paragraph" style:parent-style-name="Text_20_body">
      <style:text-properties officeooo:rsid="0006697b" officeooo:paragraph-rsid="0006697b"/>
    </style:style>
    <style:style style:name="P5" style:family="paragraph" style:parent-style-name="Text_20_body">
      <style:text-properties officeooo:rsid="000787fd" officeooo:paragraph-rsid="000787fd"/>
    </style:style>
    <style:style style:name="P6" style:family="paragraph" style:parent-style-name="Text_20_body">
      <style:text-properties fo:font-weight="bold" officeooo:rsid="000965ac" officeooo:paragraph-rsid="000965ac" style:font-weight-asian="bold" style:font-weight-complex="bold"/>
    </style:style>
    <style:style style:name="P7" style:family="paragraph" style:parent-style-name="Text_20_body">
      <style:text-properties fo:font-weight="normal" officeooo:rsid="000965ac" officeooo:paragraph-rsid="000965ac" style:font-weight-asian="normal" style:font-weight-complex="normal"/>
    </style:style>
    <style:style style:name="P8" style:family="paragraph" style:parent-style-name="Text_20_body" style:list-style-name="L1">
      <style:text-properties officeooo:rsid="00047bfd" officeooo:paragraph-rsid="00047bfd"/>
    </style:style>
    <style:style style:name="P9" style:family="paragraph" style:parent-style-name="Text_20_body">
      <style:text-properties fo:font-weight="normal" officeooo:rsid="000965ac" officeooo:paragraph-rsid="000965ac" style:font-weight-asian="normal" style:font-weight-complex="normal"/>
    </style:style>
    <style:style style:name="P10" style:family="paragraph" style:parent-style-name="Text_20_body" style:list-style-name="L2">
      <style:text-properties fo:font-weight="normal" officeooo:rsid="000965ac" officeooo:paragraph-rsid="000965ac" style:font-weight-asian="normal" style:font-weight-complex="normal"/>
    </style:style>
    <style:style style:name="P11" style:family="paragraph" style:parent-style-name="Text_20_body" style:list-style-name="L2">
      <style:text-properties fo:font-weight="normal" officeooo:rsid="000a4ad8" officeooo:paragraph-rsid="000a4ad8" style:font-weight-asian="normal" style:font-weight-complex="normal"/>
    </style:style>
    <style:style style:name="P12" style:family="paragraph" style:parent-style-name="Text_20_body">
      <style:text-properties fo:font-weight="normal" officeooo:rsid="000a4ad8" officeooo:paragraph-rsid="000a4ad8" style:font-weight-asian="normal" style:font-weight-complex="normal"/>
    </style:style>
    <style:style style:name="P13" style:family="paragraph" style:parent-style-name="Text_20_body" style:list-style-name="L2">
      <style:text-properties fo:font-weight="bold" officeooo:rsid="000965ac" officeooo:paragraph-rsid="000965ac" style:font-weight-asian="bold" style:font-weight-complex="bold"/>
    </style:style>
    <style:style style:name="P14" style:family="paragraph" style:parent-style-name="Text_20_body">
      <style:text-properties officeooo:rsid="0004124d" officeooo:paragraph-rsid="0004124d"/>
    </style:style>
    <style:style style:name="P15" style:family="paragraph" style:parent-style-name="Text_20_body">
      <style:text-properties officeooo:rsid="000aa1f4" officeooo:paragraph-rsid="000aa1f4"/>
    </style:style>
    <style:style style:name="P16" style:family="paragraph" style:parent-style-name="Heading_20_1">
      <style:text-properties officeooo:rsid="000372c9" officeooo:paragraph-rsid="000372c9"/>
    </style:style>
    <style:style style:name="P17" style:family="paragraph" style:parent-style-name="Heading_20_3">
      <style:text-properties officeooo:rsid="0004124d" officeooo:paragraph-rsid="0004124d"/>
    </style:style>
    <style:style style:name="P18" style:family="paragraph" style:parent-style-name="Heading_20_2">
      <style:text-properties officeooo:rsid="000787fd" officeooo:paragraph-rsid="000787fd"/>
    </style:style>
    <style:style style:name="T1" style:family="text">
      <style:text-properties officeooo:rsid="0006a95a"/>
    </style:style>
    <style:style style:name="T2" style:family="text">
      <style:text-properties officeooo:rsid="000787fd"/>
    </style:style>
    <style:style style:name="T3" style:family="text">
      <style:text-properties officeooo:rsid="000965a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4ad8" style:font-weight-asian="normal" style:font-weight-complex="normal"/>
    </style:style>
    <style:style style:name="T7" style:family="text">
      <style:text-properties officeooo:rsid="000a4a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Processen</text:h>
      <text:h text:style-name="P17" text:outline-level="3">Baggrunden for projektet</text:h>
      <text:p text:style-name="P2">Projektet er blevet udarbejdet i et samarbejde mellem G3 Solutions og Jannik Davidsen, i forbindelse med den afsluttende bacheloropgave på Janniks uddannelse til Professionsbachelor i Softwareudvikling på Copenhagen Business Academy, afdeling Lyngby.<text:line-break/>Under projektet vil der derfor blive brugt tid på at skrive rapporter til bacheloropgaven.</text:p>
      <text:h text:style-name="P16" text:outline-level="1">Virksomheden</text:h>
      <text:p text:style-name="P1">Virksomheden hedder G3 Solutions, og holder til i Grindsted. G3 Solutions og jeg har indgået en aftale om at jeg skal udvikle et online betting system, <text:span text:style-name="T2">for flere forskellige sportsgrene.</text:span></text:p>
      <text:p text:style-name="P5">Systemet er henvendt til brugere der ønsker at donere en pengesum til en bestemt udøver hvis udøveren opnår en bestemt placering, eller en pengesum pr. point udøveren opnår.</text:p>
      <text:h text:style-name="P16" text:outline-level="1">Opstart af projektet</text:h>
      <text:p text:style-name="P1">Ved opstart af projektet, var idéen at hele systemet skulle udvikles, med login, registrering, donering til rangering eller specifik udøver, fejlhåndtering, og fejlregistrering.</text:p>
      <text:p text:style-name="P1">Der er afsat ca. halvanden måned til udvikling af dette system.</text:p>
      <text:p text:style-name="P2">Efter ca 1 uge, står det klart at der må fjernes noget fra det fulde system, for at kunne overholde tidsrammen, og det aftales med G3 solutions at fjerne</text:p>
      <text:p text:style-name="P2">Til styring af dette projekt vil der blive anvendt SCRUM, da denne form for styring af projekter giver kunden, i dette tilfælde G3 Solutions, mulighed for at komme med ændringer til det færdige produkt, og få disse ind, samtidig med at der gives en god løbende kontakt mellem udvikler(-e) og kunden, således at kunden kan følge med i hvordan udviklingen går.</text:p>
      <text:p text:style-name="P15">Systemet skal komme til at køre i Javascript og HTML, for at holde det så simpelt som muligt for fremtidig videreudvikling og overdragelse.</text:p>
      <text:p text:style-name="P2"/>
      <text:p text:style-name="P3">Efter samtale med kunden, er det afklaret hvilke data der skal gemmes om brugeren, hvilke omfatter:</text:p>
      <text:list xml:id="list6998676317029109808" text:style-name="L1">
        <text:list-item>
          <text:p text:style-name="P8">Fulde navn</text:p>
        </text:list-item>
        <text:list-item>
          <text:p text:style-name="P8">CPR-nummer</text:p>
        </text:list-item>
        <text:list-item>
          <text:p text:style-name="P8">Adresse</text:p>
        </text:list-item>
        <text:list-item>
          <text:p text:style-name="P8">Telefon</text:p>
        </text:list-item>
        <text:list-item>
          <text:p text:style-name="P8">Brugertype</text:p>
        </text:list-item>
      </text:list>
      <text:p text:style-name="P3">Yderligere skal det være muligt at gemme selvvalgt login hvis dette ønskes af brugeren.</text:p>
      <text:p text:style-name="P4"><text:soft-page-break/>Dibs er blevet valgt til at være betalingsløsning, <text:span text:style-name="T1">og der skal derfor tages kontakt til Dibs angående betalingsløsning.</text:span></text:p>
      <text:h text:style-name="P18" text:outline-level="2">Systemkrav</text:h>
      <text:p text:style-name="P5">Systemet er en hjemmeside der tillader donorer at give en sum penge til en sportsudøver, enten på placering, pr. point, eller en kombination af begge, <text:span text:style-name="T7">dog er det kun gyldigt at donere på placeringerne 1 – 3.</text:span> Systemet skal have registreret udøverne, før det er muligt at donere en pengesum til dem, derfor skal systemet også kunne håndtere <text:span text:style-name="T3">både professionelle og ikke professionelle</text:span> sportsudøvere.</text:p>
      <text:p text:style-name="P7">En bruger kan være både en <text:span text:style-name="T4">sportsudøver</text:span> eller en <text:span text:style-name="T4">donor</text:span>. Derfor vil der ikke blive refereret til bruger, medmindre det er gældende for begge brugertyper. En donor kan være en privatperson eller en virksomhed, mens en sportsudøvere kan være professionel eller ikke professionel.</text:p>
      <text:p text:style-name="P6">Systemet<text:span text:style-name="T5"> er en hjemmeside for online betting indenfor forskellige sportsgrene, bestemt af G3 solutions.</text:span></text:p>
      <text:p text:style-name="P7">Systemet skal kunne:</text:p>
      <text:list xml:id="list2188443318794639075" text:style-name="L2">
        <text:list-item>
          <text:p text:style-name="P13"><text:span text:style-name="T5">Vise </text:span><text:span text:style-name="T6">kommende</text:span><text:span text:style-name="T5"> løb/events indenfor sportsgrenene på forsiden</text:span></text:p>
        </text:list-item>
        <text:list-item>
          <text:p text:style-name="P10">Registrere alle 4 typer nye brugere (privatperson donor, virksomhed donor, professionel sportsudøver, ikke professionel sportsudøver)</text:p>
        </text:list-item>
        <text:list-item>
          <text:p text:style-name="P10">Give donorer mulighed for at finde en bestemt sportsudøver gennem valg af sportsgren og placere en donation på denne, dog ikke se hvad der allerede er doneret til denne sportsudøver</text:p>
        </text:list-item>
        <text:list-item>
          <text:p text:style-name="P11">Vise kvittering til donor når donation er gennemført</text:p>
        </text:list-item>
        <text:list-item>
          <text:p text:style-name="P11">Give donor besked ved fejl under donation (ved for lav kontosaldo)</text:p>
        </text:list-item>
        <text:list-item>
          <text:p text:style-name="P11">Lade en sportsudøver se ’ventende’ donationer. Ventende er donationer der bliver givet hvis placeringen opnås</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12:54.453000000</meta:creation-date>
    <meta:editing-duration>PT48M38S</meta:editing-duration>
    <meta:editing-cycles>8</meta:editing-cycles>
    <meta:generator>LibreOffice/5.2.3.3$Windows_x86 LibreOffice_project/d54a8868f08a7b39642414cf2c8ef2f228f780cf</meta:generator>
    <dc:date>2016-12-19T09:40:30.992000000</dc:date>
    <meta:document-statistic meta:table-count="0" meta:image-count="0" meta:object-count="0" meta:page-count="2" meta:paragraph-count="31" meta:word-count="534" meta:character-count="3420" meta:non-whitespace-character-count="2927"/>
  </office:meta>
</office:document-meta>
</file>